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officeooo:rsid="0008d11c" officeooo:paragraph-rsid="0008d11c" style:font-size-asian="18pt" style:font-size-complex="18pt"/>
    </style:style>
    <style:style style:name="P2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officeooo:rsid="0008d11c" officeooo:paragraph-rsid="0008d11c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158466" loext:opacity="100%" fo:font-size="18pt" officeooo:rsid="0008d11c" officeooo:paragraph-rsid="0008d11c" style:font-size-asian="18pt" style:font-size-complex="18pt"/>
    </style:style>
    <style:style style:name="P4" style:family="paragraph" style:parent-style-name="Standard">
      <style:paragraph-properties fo:margin-top="0.0398in" fo:margin-bottom="0.0398in" style:contextual-spacing="false" fo:text-align="start" style:justify-single-word="false"/>
      <style:text-properties fo:color="#158466" loext:opacity="100%" fo:font-size="14pt" officeooo:rsid="0008d11c" officeooo:paragraph-rsid="0008d11c" style:font-size-asian="12.25pt" style:font-size-complex="14pt"/>
    </style:style>
    <style:style style:name="P5" style:family="paragraph" style:parent-style-name="Standard">
      <style:paragraph-properties fo:margin-top="0.0398in" fo:margin-bottom="0.0398in" style:contextual-spacing="false" fo:text-align="start" style:justify-single-word="false"/>
      <style:text-properties fo:color="#000000" loext:opacity="100%" fo:font-size="12pt" officeooo:rsid="00097046" officeooo:paragraph-rsid="000a10df" style:font-size-asian="10.5pt" style:font-size-complex="12pt"/>
    </style:style>
    <style:style style:name="P6" style:family="paragraph" style:parent-style-name="Standard">
      <style:paragraph-properties fo:margin-top="0.0398in" fo:margin-bottom="0.0398in" style:contextual-spacing="false" fo:text-align="start" style:justify-single-word="false"/>
      <style:text-properties fo:color="#000000" loext:opacity="100%" fo:font-size="12pt" officeooo:rsid="000a10df" officeooo:paragraph-rsid="000a10df" style:font-size-asian="10.5pt" style:font-size-complex="12pt"/>
    </style:style>
    <style:style style:name="P7" style:family="paragraph" style:parent-style-name="Standard">
      <style:paragraph-properties fo:margin-top="0.0398in" fo:margin-bottom="0.0398in" style:contextual-spacing="false" fo:text-align="start" style:justify-single-word="false"/>
      <style:text-properties fo:color="#000000" loext:opacity="100%" fo:font-size="12pt" officeooo:rsid="000d7afb" officeooo:paragraph-rsid="000d7afb" style:font-size-asian="10.5pt" style:font-size-complex="12pt"/>
    </style:style>
    <style:style style:name="P8" style:family="paragraph" style:parent-style-name="Standard">
      <style:paragraph-properties fo:margin-top="0.0398in" fo:margin-bottom="0.0398in" style:contextual-spacing="false" fo:text-align="start" style:justify-single-word="false"/>
      <style:text-properties fo:color="#000000" loext:opacity="100%" fo:font-size="12pt" officeooo:rsid="000f379f" officeooo:paragraph-rsid="000f379f" style:font-size-asian="10.5pt" style:font-size-complex="12pt"/>
    </style:style>
    <style:style style:name="P9" style:family="paragraph" style:parent-style-name="Standard">
      <style:paragraph-properties fo:margin-top="0.0398in" fo:margin-bottom="0.0398in" style:contextual-spacing="false" fo:text-align="start" style:justify-single-word="false"/>
      <style:text-properties fo:color="#000000" loext:opacity="100%" fo:font-size="12pt" officeooo:rsid="000f379f" officeooo:paragraph-rsid="0012e8dd" style:font-size-asian="10.5pt" style:font-size-complex="12pt"/>
    </style:style>
    <style:style style:name="P10" style:family="paragraph" style:parent-style-name="Standard">
      <style:paragraph-properties fo:margin-top="0.0398in" fo:margin-bottom="0.0398in" style:contextual-spacing="false" fo:text-align="start" style:justify-single-word="false"/>
      <style:text-properties fo:color="#000000" loext:opacity="100%" fo:font-size="12pt" officeooo:rsid="0012e8dd" officeooo:paragraph-rsid="0012e8dd" style:font-size-asian="10.5pt" style:font-size-complex="12pt"/>
    </style:style>
    <style:style style:name="P11" style:family="paragraph" style:parent-style-name="Standard">
      <style:paragraph-properties fo:margin-top="0.0398in" fo:margin-bottom="0.0398in" style:contextual-spacing="false" fo:text-align="start" style:justify-single-word="false"/>
      <style:text-properties fo:color="#000000" loext:opacity="100%" fo:font-size="12pt" officeooo:rsid="0012e8dd" officeooo:paragraph-rsid="00190498" style:font-size-asian="10.5pt" style:font-size-complex="12pt"/>
    </style:style>
    <style:style style:name="P12" style:family="paragraph" style:parent-style-name="Standard">
      <style:paragraph-properties fo:margin-top="0.0398in" fo:margin-bottom="0.0398in" style:contextual-spacing="false" fo:text-align="start" style:justify-single-word="false"/>
      <style:text-properties fo:color="#000000" loext:opacity="100%" fo:font-size="12pt" officeooo:rsid="00143096" officeooo:paragraph-rsid="00143096" style:font-size-asian="10.5pt" style:font-size-complex="12pt"/>
    </style:style>
    <style:style style:name="P13" style:family="paragraph" style:parent-style-name="Standard">
      <style:paragraph-properties fo:margin-top="0.0398in" fo:margin-bottom="0.0398in" style:contextual-spacing="false" fo:text-align="start" style:justify-single-word="false"/>
      <style:text-properties fo:color="#000000" loext:opacity="100%" fo:font-size="12pt" officeooo:rsid="001544bb" officeooo:paragraph-rsid="001544bb" style:font-size-asian="10.5pt" style:font-size-complex="12pt"/>
    </style:style>
    <style:style style:name="P14" style:family="paragraph" style:parent-style-name="Standard">
      <style:paragraph-properties fo:margin-top="0.0398in" fo:margin-bottom="0.0398in" style:contextual-spacing="false" fo:text-align="start" style:justify-single-word="false"/>
      <style:text-properties fo:color="#000000" loext:opacity="100%" fo:font-size="12pt" officeooo:rsid="0016552b" officeooo:paragraph-rsid="0016552b" style:font-size-asian="10.5pt" style:font-size-complex="12pt"/>
    </style:style>
    <style:style style:name="P15" style:family="paragraph" style:parent-style-name="Standard">
      <style:paragraph-properties fo:margin-top="0.0398in" fo:margin-bottom="0.0398in" style:contextual-spacing="false" fo:text-align="start" style:justify-single-word="false"/>
      <style:text-properties fo:color="#000000" loext:opacity="100%" fo:font-size="12pt" officeooo:rsid="0019ee63" officeooo:paragraph-rsid="0019ee63" style:font-size-asian="10.5pt" style:font-size-complex="12pt"/>
    </style:style>
    <style:style style:name="P16" style:family="paragraph" style:parent-style-name="Standard">
      <style:paragraph-properties fo:margin-top="0.0398in" fo:margin-bottom="0.0398in" style:contextual-spacing="false" fo:text-align="start" style:justify-single-word="false"/>
      <style:text-properties fo:color="#000000" loext:opacity="100%" fo:font-size="12pt" officeooo:rsid="00097046" officeooo:paragraph-rsid="00097046" style:font-size-asian="12pt" style:font-size-complex="12pt"/>
    </style:style>
    <style:style style:name="P17" style:family="paragraph" style:parent-style-name="Standard">
      <style:paragraph-properties fo:margin-top="0.0398in" fo:margin-bottom="0.0398in" style:contextual-spacing="false" fo:text-align="start" style:justify-single-word="false"/>
      <style:text-properties fo:color="#000000" loext:opacity="100%" fo:font-size="12pt" officeooo:rsid="000a10df" officeooo:paragraph-rsid="000a10df" style:font-size-asian="12pt" style:font-size-complex="12pt"/>
    </style:style>
    <style:style style:name="P18" style:family="paragraph" style:parent-style-name="Standard">
      <style:paragraph-properties fo:margin-top="0.0398in" fo:margin-bottom="0.0398in" style:contextual-spacing="false" fo:text-align="start" style:justify-single-word="false"/>
      <style:text-properties fo:color="#000000" loext:opacity="100%" fo:font-size="12pt" officeooo:rsid="000c3854" officeooo:paragraph-rsid="000c3854" style:font-size-asian="12pt" style:font-size-complex="12pt"/>
    </style:style>
    <style:style style:name="T1" style:family="text">
      <style:text-properties fo:color="#158466" loext:opacity="100%"/>
    </style:style>
    <style:style style:name="T2" style:family="text">
      <style:text-properties fo:color="#158466" loext:opacity="100%" fo:font-size="14pt" style:font-size-asian="12.25pt" style:font-size-complex="14pt"/>
    </style:style>
    <style:style style:name="T3" style:family="text">
      <style:text-properties fo:color="#158466" loext:opacity="100%" fo:font-size="14pt" officeooo:rsid="000a10df" style:font-size-asian="12.25pt" style:font-size-complex="14pt"/>
    </style:style>
    <style:style style:name="T4" style:family="text">
      <style:text-properties fo:color="#158466" loext:opacity="100%" fo:font-size="14pt" officeooo:rsid="000c3854" style:font-size-asian="12.25pt" style:font-size-complex="14pt"/>
    </style:style>
    <style:style style:name="T5" style:family="text">
      <style:text-properties fo:color="#158466" loext:opacity="100%" fo:font-size="14pt" officeooo:rsid="000d7afb" style:font-size-asian="12.25pt" style:font-size-complex="14pt"/>
    </style:style>
    <style:style style:name="T6" style:family="text">
      <style:text-properties fo:color="#158466" loext:opacity="100%" fo:font-size="14pt" officeooo:rsid="00190498" style:font-size-asian="12.25pt" style:font-size-complex="14pt"/>
    </style:style>
    <style:style style:name="T7" style:family="text">
      <style:text-properties fo:color="#158466" loext:opacity="100%" officeooo:rsid="00190498"/>
    </style:style>
    <style:style style:name="T8" style:family="text">
      <style:text-properties officeooo:rsid="000a10d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d7afb"/>
    </style:style>
    <style:style style:name="T11" style:family="text">
      <style:text-properties officeooo:rsid="00107bf3"/>
    </style:style>
    <style:style style:name="T12" style:family="text">
      <style:text-properties officeooo:rsid="0012e8dd"/>
    </style:style>
    <style:style style:name="T13" style:family="text">
      <style:text-properties officeooo:rsid="0016552b"/>
    </style:style>
    <style:style style:name="T14" style:family="text">
      <style:text-properties officeooo:rsid="00176c3c"/>
    </style:style>
    <style:style style:name="T15" style:family="text">
      <style:text-properties officeooo:rsid="001904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of of concept</text:p>
      <text:p text:style-name="P1"/>
      <text:p text:style-name="P4">Dizajn šeme baze podataka</text:p>
      <text:p text:style-name="P2">Dizajn šeme baze podataka nalazi se u fajlu bloodbankDb<text:span text:style-name="T10">D</text:span>esign.png.</text:p>
      <text:p text:style-name="P4"><text:span text:style-name="T10">P</text:span>articionisanje podataka</text:p>
      <text:p text:style-name="P5">Vetikalno I horizontalno particionisanje (bice pre sharding), treba sad videti za koju tabelu <text:span text:style-name="T8">kako particionisati</text:span></text:p>
      <text:p text:style-name="P6">Da li da imamo jednu mega giga bazu koja će biti backup svih info svih bolnica</text:p>
      <text:p text:style-name="P5"><text:s/><text:span text:style-name="T5">R</text:span><text:span text:style-name="T2">eplikacij</text:span><text:span text:style-name="T5">a</text:span><text:span text:style-name="T2"> baze I obezbedjivanje otpornosti na greške </text:span><text:span text:style-name="T3">(pred1 </text:span><text:span text:style-name="T4">I pred6</text:span><text:span text:style-name="T3">)</text:span></text:p>
      <text:p text:style-name="P16">Ako već radimo sharding onda bi imali bazu za svaku bolnicu ili skup bolnica koje se nalaze na geografski približnim lokacijama. Umesto te jedne baze možemo da imamo master-slave klaster</text:p>
      <text:p text:style-name="P17">Svi serveri na jednoj geog lokaciji imali bi svoj keš nek<text:span text:style-name="T11">i</text:span></text:p>
      <text:p text:style-name="P18">I<text:span text:style-name="T9">spunjenost CAP <text:s/>I ACID teoreme</text:span></text:p>
      <text:p text:style-name="P18">A I P ce biti skoro uvek zadovoljeni jer imamo brdo cvorova za citanje pa ako jedan <text:span text:style-name="T15">otkaze</text:span> drugi ce raditi, e sad jedino je problem sta ako <text:span text:style-name="T15">otkaze</text:span> master baza, da li imati jos jednu</text:p>
      <text:p text:style-name="P18">C ce biti narusena zbog velikog broja cvorova, kojima treba vreme da repliciraju master bazu.</text:p>
      <text:p text:style-name="P18">Ovim necemo Raditi po ACID nego po BASE, tj imacemo Eventual consistency, e sad <text:span text:style-name="T15">ne znam</text:span>da li je dobor imati eventual consistency u zdravstvenom sistemu, mozda treba nesto drugo zrtvovati, ali ne znam kako skalirati sistem bez da se napravi replikacija baze</text:p>
      <text:p text:style-name="P7"><text:span text:style-name="T2">Strategija za kesiranje podataka(pred9)</text:span></text:p>
      <text:p text:style-name="P8">cache hit ratio</text:p>
      <text:p text:style-name="P8">- velicina podataka za kesiranja</text:p>
      <text:p text:style-name="P8">- zauzece memorije kesiranim podacima</text:p>
      <text:p text:style-name="P8">- trajnost podataka u kesu <text:s/></text:p>
      <text:p text:style-name="P8">=====</text:p>
      <text:p text:style-name="P8">- <text:span text:style-name="T12">na kojim slojevima kesirati?</text:span></text:p>
      <text:p text:style-name="P8">- cemu korisnici najvise pristupaju, a da se retko menja (Mozda pregledi pacijenta, on ce jednom da udje da vidi kad ima pregled, pa mozda ako <text:span text:style-name="T15">ima problema kao ja </text:span>uzece da proveri jos tri puta kad mu je zakazano da ne promasi termin)</text:p>
      <text:p text:style-name="P8">- da li imamo nesto mega skupo po memoriju I resurse sto bi mogli da kesiramo</text:p>
      <text:p text:style-name="P8">- da li nesto sto ne mozemo da skaliramo, mozemo njegov rezulat da kesiramo</text:p>
      <text:p text:style-name="P8">- da li imamo neki podatak koji moze da stoji samo na centralnoj bazi, pa da se to kesira na ostalim podsistemima?</text:p>
      <text:p text:style-name="P8">- sabloni kesiranja pa nadalje idi na prez pa vidi, sve je bitno, posebno sta ne kesirati</text:p>
      <text:p text:style-name="P9"><text:span text:style-name="T2"><text:s/>Okvirna procena za hardverske resurse potrebne za skladištenje svih</text:span></text:p>
      <text:p text:style-name="P9"><text:span text:style-name="T2">podataka u narednih 5 godina</text:span></text:p>
      <text:p text:style-name="P10"><text:soft-page-break/>MNOGO</text:p>
      <text:p text:style-name="P10"><text:span text:style-name="T2">Load balanser(Pred 10)</text:span></text:p>
      <text:p text:style-name="P12">Active-passive ili active-active klaster da koristimo(kontam active-active, u suprotnom ovaj drugi <text:span text:style-name="T15">stoji</text:span> nezaposlen, <text:s/>st<text:span text:style-name="T15">o</text:span> smo ga kupovali onda)</text:p>
      <text:p text:style-name="P13">load balanser bi<text:span text:style-name="T13">h</text:span> <text:span text:style-name="T13">stavio</text:span> izmedju klijenta I servera</text:p>
      <text:p text:style-name="P13">Sto se tice algoritma za dodelu servera <text:span text:style-name="T14">mislim da </text:span><text:s/>weighted least connection ima smisla</text:p>
      <text:p text:style-name="P14">Oni tamo pricaju o odrzavanju sesije, a mi smo stateless tako da smo built different (profesor je rekao da JWT ima svoje mane ali sada ne pricamo o bezbednosti tako da nema <text:s/>veze za sad)</text:p>
      <text:p text:style-name="P11"><text:span text:style-name="T2"><text:s/>Predlog koje operacije korisnika treba nadgledati u cilju poboljšanja</text:span></text:p>
      <text:p text:style-name="P11"><text:span text:style-name="T2">sistema</text:span><text:span text:style-name="T6">(Nema pomena o rate limitingu)</text:span></text:p>
      <text:p text:style-name="P15">verovatno treba nadgledati najbitniji deo sistema, zakazivanje pregleda, dolaske I otkazivanje pregleda,</text:p>
      <text:p text:style-name="P15">registrovanje novih korisnika</text:p>
      <text:p text:style-name="P1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04:35:33.882847489</meta:creation-date>
    <dc:date>2023-01-26T12:43:44.643784009</dc:date>
    <meta:editing-duration>PT39M23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2" meta:paragraph-count="37" meta:word-count="461" meta:character-count="2802" meta:non-whitespace-character-count="2369"/>
  </office:meta>
</office:document-meta>
</file>